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3cdb" officeooo:paragraph-rsid="00003cdb"/>
    </style:style>
    <style:style style:name="T1" style:family="text">
      <style:text-properties officeooo:rsid="0000a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ertime<text:span text:style-name="T1">s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kel Velure</meta:initial-creator>
    <meta:creation-date>2018-05-17T18:38:58.983889693</meta:creation-date>
    <dc:date>2018-05-17T18:42:41.784068988</dc:date>
    <dc:creator>Torkel Velure</dc:creator>
    <meta:editing-duration>PT3M43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